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City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506">
            <text:p>506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461">
            <text:p>461</text:p>
          </table:table-cell>
          <table:table-cell table:style-name="ce23" office:value-type="float" office:value="73">
            <text:p>7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918">
            <text:p>918</text:p>
          </table:table-cell>
          <table:table-cell table:style-name="ce23" office:value-type="float" office:value="225">
            <text:p>22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894">
            <text:p>1894</text:p>
          </table:table-cell>
          <table:table-cell table:style-name="ce23" office:value-type="float" office:value="200">
            <text:p>20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8153">
            <text:p>18153</text:p>
          </table:table-cell>
          <table:table-cell table:style-name="ce23" office:value-type="float" office:value="1560">
            <text:p>156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49">
            <text:p>4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535">
            <text:p>1535</text:p>
          </table:table-cell>
          <table:table-cell table:style-name="ce23" office:value-type="float" office:value="403">
            <text:p>40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564">
            <text:p>11564</text:p>
          </table:table-cell>
          <table:table-cell table:style-name="ce23" office:value-type="float" office:value="1884">
            <text:p>188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97">
            <text:p>297</text:p>
          </table:table-cell>
          <table:table-cell table:style-name="ce23" office:value-type="float" office:value="69">
            <text:p>6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743">
            <text:p>743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846">
            <text:p>1846</text:p>
          </table:table-cell>
          <table:table-cell table:style-name="ce23" office:value-type="float" office:value="59">
            <text:p>5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610">
            <text:p>610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443">
            <text:p>443</text:p>
          </table:table-cell>
          <table:table-cell table:style-name="ce23" office:value-type="float" office:value="59">
            <text:p>5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614">
            <text:p>1614</text:p>
          </table:table-cell>
          <table:table-cell table:style-name="ce23" office:value-type="float" office:value="292">
            <text:p>29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4829">
            <text:p>14829</text:p>
          </table:table-cell>
          <table:table-cell table:style-name="ce23" office:value-type="float" office:value="819">
            <text:p>8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465">
            <text:p>46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528">
            <text:p>1528</text:p>
          </table:table-cell>
          <table:table-cell table:style-name="ce23" office:value-type="float" office:value="153">
            <text:p>15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7814">
            <text:p>57814</text:p>
          </table:table-cell>
          <table:table-cell table:style-name="ce23" office:value-type="float" office:value="5907">
            <text:p>590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77">
            <text:p>67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213">
            <text:p>213</text:p>
          </table:table-cell>
          <table:table-cell table:style-name="ce23" office:value-type="float" office:value="1066">
            <text:p>106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476">
            <text:p>2476</text:p>
          </table:table-cell>
          <table:table-cell table:style-name="ce23" office:value-type="float" office:value="318">
            <text:p>3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0714">
            <text:p>10714</text:p>
          </table:table-cell>
          <table:table-cell table:style-name="ce23" office:value-type="float" office:value="41">
            <text:p>4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8297">
            <text:p>18297</text:p>
          </table:table-cell>
          <table:table-cell table:style-name="ce23" office:value-type="float" office:value="50">
            <text:p>5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539">
            <text:p>1539</text:p>
          </table:table-cell>
          <table:table-cell table:style-name="ce23" office:value-type="float" office:value="28">
            <text:p>2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743">
            <text:p>4743</text:p>
          </table:table-cell>
          <table:table-cell table:style-name="ce23" office:value-type="float" office:value="545">
            <text:p>54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70">
            <text:p>107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6519">
            <text:p>6519</text:p>
          </table:table-cell>
          <table:table-cell table:style-name="ce23" office:value-type="float" office:value="378">
            <text:p>37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8766">
            <text:p>48766</text:p>
          </table:table-cell>
          <table:table-cell table:style-name="ce23" office:value-type="float" office:value="2753">
            <text:p>275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94004">
            <text:p>94004</text:p>
          </table:table-cell>
          <table:table-cell table:style-name="ce23" office:value-type="float" office:value="6255">
            <text:p>625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1" office:value-type="string">
            <text:p>151818 12162</text:p>
          </table:table-cell>
          <table:table-cell table:number-columns-repeated="9" table:style-name="ce21"/>
          <table:table-cell table:number-columns-repeated="2" table:style-name="ce23"/>
          <table:table-cell table:number-columns-repeated="4" table:style-name="ce21"/>
          <table:table-cell table:number-columns-repeated="4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